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8cm" svg:height="9.005cm" svg:x="11.371cm" svg:y="3.745cm">
            <draw:object draw:notify-on-update-of-ranges="Sheet1.A2:Sheet1.A20 Sheet1.B2:Sheet1.B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Año</text:p>
          </table:table-cell>
          <table:table-cell table:style-name="ce1" office:value-type="string">
            <text:p>Num.</text:p>
          </table:table-cell>
        </table:table-row>
        <table:table-row table:style-name="ro2">
          <table:table-cell office:value-type="string">
            <text:p>'9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'9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'9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'9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'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'0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'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'0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'0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'04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'05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'06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'07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'0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'0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'1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'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'1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'13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4:55:21</meta:creation-date>
    <dc:date>2013-11-05T15:08:05</dc:date>
    <meta:editing-duration>PT12M7S</meta:editing-duration>
    <meta:editing-cycles>3</meta:editing-cycles>
    <meta:generator>LibreOffice/3.5$Linux_X86_64 LibreOffice_project/350m1$Build-2</meta:generator>
    <meta:document-statistic meta:table-count="3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Times New Roman'" style:font-style-name="Regular" style:font-family-generic="roman" fo:font-size="12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81cm" svg:height="9.006cm" xlink:href=".." xlink:type="simple" chart:class="chart:bar" chart:style-name="ch1">
        <chart:title svg:x="4.167cm" svg:y="0.315cm" chart:style-name="ch2">
          <text:p>Cantidad de artículos por años de publicación</text:p>
        </chart:title>
        <chart:plot-area chart:style-name="ch3" table:cell-range-address="Sheet1.A2:Sheet1.B20" chart:data-source-has-labels="column" svg:x="1.601cm" svg:y="1.56cm" svg:width="13.838cm" svg:height="6.285cm">
          <chartooo:coordinate-region svg:x="2.222cm" svg:y="1.759cm" svg:width="13.217cm" svg:height="5.439cm"/>
          <chart:axis chart:dimension="x" chart:name="primary-x" chart:style-name="ch4" chartooo:axis-type="auto">
            <chartooo:date-scale/>
            <chart:title svg:x="8.185cm" svg:y="8.025cm" chart:style-name="ch5">
              <text:p>Año</text:p>
            </chart:title>
            <chart:categories table:cell-range-address="Sheet1.A2:Sheet1.A20"/>
          </chart:axis>
          <chart:axis chart:dimension="y" chart:name="primary-y" chart:style-name="ch6">
            <chart:title svg:x="0.451cm" svg:y="4.422cm" chart:style-name="ch5">
              <text:p>Num.</text:p>
            </chart:title>
            <chart:grid chart:style-name="ch7" chart:class="major"/>
          </chart:axis>
          <chart:series chart:style-name="ch8" chart:values-cell-range-address="Sheet1.B2:Sheet1.B20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'95</text:p>
                <draw:g>
                  <svg:desc>Sheet1.A2:Sheet1.A20</svg:desc>
                </draw:g>
              </table:table-cell>
              <table:table-cell office:value-type="float" office:value="2">
                <text:p>2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'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'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'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'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'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'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'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'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'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'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'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'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'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'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'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'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'1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